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e04a"/>
    </style:style>
    <style:style style:name="T1" style:family="text">
      <style:text-properties officeooo:rsid="001ce0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%macro io 4</text:p>
      <text:p text:style-name="Standard"><text:s text:c="4"/>mov rax,%1</text:p>
      <text:p text:style-name="Standard"><text:s text:c="4"/>mov rdi,%2</text:p>
      <text:p text:style-name="Standard"><text:s text:c="4"/>mov rsi,%3</text:p>
      <text:p text:style-name="Standard"><text:s text:c="4"/>mov rdx,%4</text:p>
      <text:p text:style-name="Standard"><text:s text:c="4"/>syscall</text:p>
      <text:p text:style-name="Standard">%endmacro</text:p>
      <text:p text:style-name="Standard"/>
      <text:p text:style-name="Standard">%macro exit 0</text:p>
      <text:p text:style-name="Standard"><text:s text:c="4"/>mov rax,60</text:p>
      <text:p text:style-name="Standard"><text:s text:c="4"/>mov rdi,0</text:p>
      <text:p text:style-name="Standard"><text:s text:c="4"/>syscall</text:p>
      <text:p text:style-name="Standard">%endmacro</text:p>
      <text:p text:style-name="Standard"/>
      <text:p text:style-name="Standard">section .data</text:p>
      <text:p text:style-name="P1"><text:s text:c="4"/>msg1 db "Write an x86/64 ALP to find the largest of given 5 64-bit hexadecimal numbers from user.",10, "Name:- S<text:span text:style-name="T1">aloni Bhardwaj</text:span>",10,"Roll:- 725<text:span text:style-name="T1">0</text:span>",10,"Date of Performance:- 28/02/2025",10</text:p>
      <text:p text:style-name="Standard"><text:s text:c="4"/>msg1len equ $-msg1</text:p>
      <text:p text:style-name="Standard"><text:s text:c="4"/>msg2 db "Enter 5 64bit hexadecimal numbers (0-9,A-F only): ", 10</text:p>
      <text:p text:style-name="Standard"><text:s text:c="4"/>msg2len equ $-msg2</text:p>
      <text:p text:style-name="Standard"><text:s text:c="4"/>msg3 db "5 64bit hexadecimal numbers are: ", 10</text:p>
      <text:p text:style-name="Standard"><text:s text:c="4"/>msg3len equ $-msg3</text:p>
      <text:p text:style-name="Standard"><text:s text:c="4"/>newline db 10</text:p>
      <text:p text:style-name="Standard"><text:s text:c="4"/>msg4 db "The largest number is: "</text:p>
      <text:p text:style-name="Standard"><text:s text:c="4"/>msg4len equ $-msg4</text:p>
      <text:p text:style-name="Standard"><text:s text:c="4"/>errMsg db "You entered a wrong hexadecimal number"</text:p>
      <text:p text:style-name="Standard"><text:s text:c="4"/>errLen equ $-errMsg</text:p>
      <text:p text:style-name="Standard"/>
      <text:p text:style-name="Standard">section .bss</text:p>
      <text:p text:style-name="Standard"><text:s text:c="4"/>asciinum resb 17</text:p>
      <text:p text:style-name="Standard"><text:s text:c="4"/>hexnum resq 5</text:p>
      <text:p text:style-name="Standard"/>
      <text:p text:style-name="Standard">section .text</text:p>
      <text:p text:style-name="Standard"><text:s text:c="4"/>global _start</text:p>
      <text:p text:style-name="Standard"><text:s text:c="4"/>_start:</text:p>
      <text:p text:style-name="Standard"><text:s text:c="8"/>io 1,1,msg1,msg1len</text:p>
      <text:p text:style-name="Standard"><text:s text:c="8"/>io 1,1,msg2,msg2len</text:p>
      <text:p text:style-name="Standard"><text:s text:c="8"/>mov rcx,5</text:p>
      <text:p text:style-name="Standard"><text:s text:c="8"/>mov rsi,hexnum</text:p>
      <text:p text:style-name="Standard"><text:s text:c="8"/>next1:</text:p>
      <text:p text:style-name="Standard"><text:s text:c="12"/>push rsi</text:p>
      <text:p text:style-name="Standard"><text:s text:c="12"/>push rcx</text:p>
      <text:p text:style-name="Standard"><text:s text:c="12"/>io 0,0,asciinum,17</text:p>
      <text:p text:style-name="Standard"><text:s text:c="12"/>call ascii_hex64</text:p>
      <text:p text:style-name="Standard"><text:s text:c="12"/>pop rcx</text:p>
      <text:p text:style-name="Standard"><text:s text:c="12"/>pop rsi</text:p>
      <text:p text:style-name="Standard"><text:s text:c="12"/>mov [rsi],rbx</text:p>
      <text:p text:style-name="Standard"><text:s text:c="12"/>add rsi,8</text:p>
      <text:p text:style-name="Standard"><text:s text:c="12"/>loop next1</text:p>
      <text:p text:style-name="Standard"><text:s text:c="8"/>io 1,1,msg3,msg3len</text:p>
      <text:p text:style-name="Standard"><text:s text:c="8"/>mov rsi,hexnum</text:p>
      <text:p text:style-name="Standard"><text:s text:c="8"/>mov rcx,5</text:p>
      <text:p text:style-name="Standard"><text:soft-page-break/><text:s text:c="8"/>next2:</text:p>
      <text:p text:style-name="Standard"><text:s text:c="12"/>mov rbx,[rsi]</text:p>
      <text:p text:style-name="Standard"><text:s text:c="12"/>push rsi</text:p>
      <text:p text:style-name="Standard"><text:s text:c="12"/>push rcx</text:p>
      <text:p text:style-name="Standard"><text:s text:c="12"/>call hex_ascii64</text:p>
      <text:p text:style-name="Standard"><text:s text:c="12"/>pop rcx</text:p>
      <text:p text:style-name="Standard"><text:s text:c="12"/>pop rsi</text:p>
      <text:p text:style-name="Standard"><text:s text:c="12"/>add rsi,8</text:p>
      <text:p text:style-name="Standard"><text:s text:c="12"/>loop next2</text:p>
      <text:p text:style-name="Standard"/>
      <text:p text:style-name="Standard"><text:s text:c="8"/>;checking for largest</text:p>
      <text:p text:style-name="Standard"><text:s text:c="8"/>mov rsi,hexnum</text:p>
      <text:p text:style-name="Standard"><text:s text:c="8"/>mov rcx,5</text:p>
      <text:p text:style-name="Standard"><text:s text:c="8"/>mov rbx,0</text:p>
      <text:p text:style-name="Standard"><text:s text:c="8"/>next5:</text:p>
      <text:p text:style-name="Standard"><text:s text:c="12"/>mov rax,[rsi]</text:p>
      <text:p text:style-name="Standard"><text:s text:c="12"/>cmp rax,rbx</text:p>
      <text:p text:style-name="Standard"><text:s text:c="12"/>jle skip1</text:p>
      <text:p text:style-name="Standard"><text:s text:c="12"/>mov rbx,rax</text:p>
      <text:p text:style-name="Standard"><text:s text:c="12"/>skip1:</text:p>
      <text:p text:style-name="Standard"><text:s text:c="16"/>add rsi,8</text:p>
      <text:p text:style-name="Standard"><text:s text:c="16"/>loop next5</text:p>
      <text:p text:style-name="Standard"><text:s text:c="8"/>io 1,1,msg4,msg4len</text:p>
      <text:p text:style-name="Standard"><text:s text:c="8"/>call hex_ascii64</text:p>
      <text:p text:style-name="Standard"/>
      <text:p text:style-name="Standard"><text:s text:c="8"/>exit</text:p>
      <text:p text:style-name="Standard"><text:s text:c="8"/>ascii_hex64:</text:p>
      <text:p text:style-name="Standard"><text:s text:c="12"/>mov rsi, asciinum</text:p>
      <text:p text:style-name="Standard"><text:s text:c="12"/>mov rbx,0</text:p>
      <text:p text:style-name="Standard"><text:s text:c="12"/>mov rcx,16</text:p>
      <text:p text:style-name="Standard"><text:s text:c="12"/>next3:</text:p>
      <text:p text:style-name="Standard"><text:s text:c="16"/>rol rbx,4</text:p>
      <text:p text:style-name="Standard"><text:s text:c="16"/>mov al,[rsi]</text:p>
      <text:p text:style-name="Standard"><text:s text:c="16"/>;CHECKING FOR INVALID HEX</text:p>
      <text:p text:style-name="Standard"><text:s text:c="16"/>cmp al,29h</text:p>
      <text:p text:style-name="Standard"><text:s text:c="16"/>jbe err</text:p>
      <text:p text:style-name="Standard"><text:s text:c="16"/>cmp al,40h</text:p>
      <text:p text:style-name="Standard"><text:s text:c="16"/>je err</text:p>
      <text:p text:style-name="Standard"><text:s text:c="16"/>cmp al,67h</text:p>
      <text:p text:style-name="Standard"><text:s text:c="16"/>jge err</text:p>
      <text:p text:style-name="Standard"><text:s text:c="16"/>cmp al,47h</text:p>
      <text:p text:style-name="Standard"><text:s text:c="16"/>jge checkfurther</text:p>
      <text:p text:style-name="Standard"><text:s text:c="16"/>jmp operations</text:p>
      <text:p text:style-name="Standard"><text:s text:c="16"/>checkfurther:</text:p>
      <text:p text:style-name="Standard"><text:s text:c="20"/>cmp al,60h</text:p>
      <text:p text:style-name="Standard"><text:s text:c="20"/>jbe err</text:p>
      <text:p text:style-name="Standard"><text:s text:c="16"/>operations:</text:p>
      <text:p text:style-name="Standard"><text:s text:c="20"/>cmp al,39h</text:p>
      <text:p text:style-name="Standard"><text:s text:c="20"/>jbe sub30h</text:p>
      <text:p text:style-name="Standard"><text:s text:c="20"/>cmp al,46h</text:p>
      <text:p text:style-name="Standard"><text:s text:c="20"/>jbe sub7h</text:p>
      <text:p text:style-name="Standard"><text:s text:c="20"/>sub al,20h</text:p>
      <text:p text:style-name="Standard"><text:soft-page-break/><text:s text:c="20"/>sub7h:</text:p>
      <text:p text:style-name="Standard"><text:s text:c="24"/>sub al,7h</text:p>
      <text:p text:style-name="Standard"/>
      <text:p text:style-name="Standard"><text:s text:c="20"/>sub30h:</text:p>
      <text:p text:style-name="Standard"><text:s text:c="24"/>sub al,30h</text:p>
      <text:p text:style-name="Standard"><text:s text:c="20"/>jmp skip</text:p>
      <text:p text:style-name="Standard"/>
      <text:p text:style-name="Standard"><text:s text:c="20"/>err:</text:p>
      <text:p text:style-name="Standard"><text:s text:c="24"/>io 1,1,errMsg,errLen</text:p>
      <text:p text:style-name="Standard"><text:s text:c="24"/>io 1,1,newline,1</text:p>
      <text:p text:style-name="Standard"><text:s text:c="24"/>exit</text:p>
      <text:p text:style-name="Standard"><text:s text:c="20"/>skip:</text:p>
      <text:p text:style-name="Standard"><text:s text:c="24"/>add bl,al</text:p>
      <text:p text:style-name="Standard"><text:s text:c="24"/>inc rsi</text:p>
      <text:p text:style-name="Standard"><text:s text:c="24"/>loop next3</text:p>
      <text:p text:style-name="Standard"><text:s text:c="12"/>ret</text:p>
      <text:p text:style-name="Standard"><text:s text:c="8"/>hex_ascii64:</text:p>
      <text:p text:style-name="Standard"><text:s text:c="12"/>mov rsi,asciinum</text:p>
      <text:p text:style-name="Standard"><text:s text:c="12"/>mov rcx,16</text:p>
      <text:p text:style-name="Standard"><text:s text:c="12"/>next4:</text:p>
      <text:p text:style-name="Standard"><text:s text:c="16"/>rol rbx,4</text:p>
      <text:p text:style-name="Standard"><text:s text:c="16"/>mov al,bl</text:p>
      <text:p text:style-name="Standard"><text:s text:c="16"/>and al,0fh</text:p>
      <text:p text:style-name="Standard"><text:s text:c="16"/>cmp al,9</text:p>
      <text:p text:style-name="Standard"><text:s text:c="16"/>jbe add30h</text:p>
      <text:p text:style-name="Standard"><text:s text:c="16"/>add al,7h</text:p>
      <text:p text:style-name="Standard"><text:s text:c="16"/>add30h:</text:p>
      <text:p text:style-name="Standard"><text:s text:c="20"/>add al,30h</text:p>
      <text:p text:style-name="Standard"><text:s text:c="20"/>mov [rsi],al</text:p>
      <text:p text:style-name="Standard"><text:s text:c="20"/>inc rsi</text:p>
      <text:p text:style-name="Standard"><text:s text:c="20"/>loop next4</text:p>
      <text:p text:style-name="Standard"><text:s text:c="12"/></text:p>
      <text:p text:style-name="Standard"><text:s text:c="12"/>io 1,1,asciinum,16</text:p>
      <text:p text:style-name="Standard"><text:s text:c="12"/>io 1,1,newline,1</text:p>
      <text:p text:style-name="Standard"><text:s text:c="12"/>r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/>%macro io 4</text:p>
      <text:p text:style-name="Standard"><text:s text:c="4"/>mov rax,%1</text:p>
      <text:p text:style-name="Standard"><text:s text:c="4"/>mov rdi,%2</text:p>
      <text:p text:style-name="Standard"><text:s text:c="4"/>mov rsi,%3</text:p>
      <text:p text:style-name="Standard"><text:s text:c="4"/>mov rdx,%4</text:p>
      <text:p text:style-name="Standard"><text:s text:c="4"/>syscall</text:p>
      <text:p text:style-name="Standard">%endmacro</text:p>
      <text:p text:style-name="Standard"/>
      <text:p text:style-name="Standard">%macro exit 0</text:p>
      <text:p text:style-name="Standard"><text:s text:c="4"/>mov rax,60</text:p>
      <text:p text:style-name="Standard"><text:s text:c="4"/>mov rdi,0</text:p>
      <text:p text:style-name="Standard"><text:s text:c="4"/>syscall</text:p>
      <text:p text:style-name="Standard">%endmacro</text:p>
      <text:p text:style-name="Standard"/>
      <text:p text:style-name="Standard">section .data</text:p>
      <text:p text:style-name="Standard"><text:s text:c="4"/>msg1 db "Write an x86/64 ALP to find the largest of given 5 64-bit hexadecimal numbers from user.",10, "Name:- Subhi Jain",10,"Roll:- 7255",10,"Date of Performance:- 28/02/2025",10</text:p>
      <text:p text:style-name="Standard"><text:s text:c="4"/>msg1len equ $-msg1</text:p>
      <text:p text:style-name="Standard"><text:s text:c="4"/>msg2 db "Enter 5 64bit hexadecimal numbers (0-9,A-F only): ", 10</text:p>
      <text:p text:style-name="Standard"><text:s text:c="4"/>msg2len equ $-msg2</text:p>
      <text:p text:style-name="Standard"><text:s text:c="4"/>msg3 db "5 64bit hexadecimal numbers are: ", 10</text:p>
      <text:p text:style-name="Standard"><text:s text:c="4"/>msg3len equ $-msg3</text:p>
      <text:p text:style-name="Standard"><text:s text:c="4"/>newline db 10</text:p>
      <text:p text:style-name="Standard"><text:s text:c="4"/>msg4 db "The largest number is: "</text:p>
      <text:p text:style-name="Standard"><text:s text:c="4"/>msg4len equ $-msg4</text:p>
      <text:p text:style-name="Standard"><text:s text:c="4"/>errMsg db "You entered a wrong hexadecimal number"</text:p>
      <text:p text:style-name="Standard"><text:s text:c="4"/>errLen equ $-errMsg</text:p>
      <text:p text:style-name="Standard"/>
      <text:p text:style-name="Standard">section .bss</text:p>
      <text:p text:style-name="Standard"><text:s text:c="4"/>asciinum resb 17</text:p>
      <text:p text:style-name="Standard"><text:s text:c="4"/>hexnum resq 5</text:p>
      <text:p text:style-name="Standard"/>
      <text:p text:style-name="Standard">section .text</text:p>
      <text:p text:style-name="Standard"><text:s text:c="4"/>global _start</text:p>
      <text:p text:style-name="Standard"><text:s text:c="4"/>_start:</text:p>
      <text:p text:style-name="Standard"><text:s text:c="8"/>io 1,1,msg1,msg1len</text:p>
      <text:p text:style-name="Standard"><text:s text:c="8"/>io 1,1,msg2,msg2len</text:p>
      <text:p text:style-name="Standard"><text:s text:c="8"/>mov rcx,5</text:p>
      <text:p text:style-name="Standard"><text:s text:c="8"/>mov rsi,hexnum</text:p>
      <text:p text:style-name="Standard"><text:s text:c="8"/>next1:</text:p>
      <text:p text:style-name="Standard"><text:s text:c="12"/>push rsi</text:p>
      <text:p text:style-name="Standard"><text:s text:c="12"/>push rcx</text:p>
      <text:p text:style-name="Standard"><text:s text:c="12"/>io 0,0,asciinum,17</text:p>
      <text:p text:style-name="Standard"><text:s text:c="12"/>call ascii_hex64</text:p>
      <text:p text:style-name="Standard"><text:s text:c="12"/>pop rcx</text:p>
      <text:p text:style-name="Standard"><text:s text:c="12"/>pop rsi</text:p>
      <text:p text:style-name="Standard"><text:s text:c="12"/>mov [rsi],rbx</text:p>
      <text:p text:style-name="Standard"><text:s text:c="12"/>add rsi,8</text:p>
      <text:p text:style-name="Standard"><text:s text:c="12"/>loop next1</text:p>
      <text:p text:style-name="Standard"><text:s text:c="8"/>io 1,1,msg3,msg3len</text:p>
      <text:p text:style-name="Standard"><text:soft-page-break/><text:s text:c="8"/>mov rsi,hexnum</text:p>
      <text:p text:style-name="Standard"><text:s text:c="8"/>mov rcx,5</text:p>
      <text:p text:style-name="Standard"><text:s text:c="8"/>next2:</text:p>
      <text:p text:style-name="Standard"><text:s text:c="12"/>mov rbx,[rsi]</text:p>
      <text:p text:style-name="Standard"><text:s text:c="12"/>push rsi</text:p>
      <text:p text:style-name="Standard"><text:s text:c="12"/>push rcx</text:p>
      <text:p text:style-name="Standard"><text:s text:c="12"/>call hex_ascii64</text:p>
      <text:p text:style-name="Standard"><text:s text:c="12"/>pop rcx</text:p>
      <text:p text:style-name="Standard"><text:s text:c="12"/>pop rsi</text:p>
      <text:p text:style-name="Standard"><text:s text:c="12"/>add rsi,8</text:p>
      <text:p text:style-name="Standard"><text:s text:c="12"/>loop next2</text:p>
      <text:p text:style-name="Standard"/>
      <text:p text:style-name="Standard"><text:s text:c="8"/>;checking for largest</text:p>
      <text:p text:style-name="Standard"><text:s text:c="8"/>mov rsi,hexnum</text:p>
      <text:p text:style-name="Standard"><text:s text:c="8"/>mov rcx,5</text:p>
      <text:p text:style-name="Standard"><text:s text:c="8"/>mov rbx,0</text:p>
      <text:p text:style-name="Standard"><text:s text:c="8"/>next5:</text:p>
      <text:p text:style-name="Standard"><text:s text:c="12"/>mov rax,[rsi]</text:p>
      <text:p text:style-name="Standard"><text:s text:c="12"/>cmp rax,rbx</text:p>
      <text:p text:style-name="Standard"><text:s text:c="12"/>jle skip1</text:p>
      <text:p text:style-name="Standard"><text:s text:c="12"/>mov rbx,rax</text:p>
      <text:p text:style-name="Standard"><text:s text:c="12"/>skip1:</text:p>
      <text:p text:style-name="Standard"><text:s text:c="16"/>add rsi,8</text:p>
      <text:p text:style-name="Standard"><text:s text:c="16"/>loop next5</text:p>
      <text:p text:style-name="Standard"><text:s text:c="8"/>io 1,1,msg4,msg4len</text:p>
      <text:p text:style-name="Standard"><text:s text:c="8"/>call hex_ascii64</text:p>
      <text:p text:style-name="Standard"/>
      <text:p text:style-name="Standard"><text:s text:c="8"/>exit</text:p>
      <text:p text:style-name="Standard"><text:s text:c="8"/>ascii_hex64:</text:p>
      <text:p text:style-name="Standard"><text:s text:c="12"/>mov rsi, asciinum</text:p>
      <text:p text:style-name="Standard"><text:s text:c="12"/>mov rbx,0</text:p>
      <text:p text:style-name="Standard"><text:s text:c="12"/>mov rcx,16</text:p>
      <text:p text:style-name="Standard"><text:s text:c="12"/>next3:</text:p>
      <text:p text:style-name="Standard"><text:s text:c="16"/>rol rbx,4</text:p>
      <text:p text:style-name="Standard"><text:s text:c="16"/>mov al,[rsi]</text:p>
      <text:p text:style-name="Standard"><text:s text:c="16"/>;CHECKING FOR INVALID HEX</text:p>
      <text:p text:style-name="Standard"><text:s text:c="16"/>cmp al,29h</text:p>
      <text:p text:style-name="Standard"><text:s text:c="16"/>jbe err</text:p>
      <text:p text:style-name="Standard"><text:s text:c="16"/>cmp al,40h</text:p>
      <text:p text:style-name="Standard"><text:s text:c="16"/>je err</text:p>
      <text:p text:style-name="Standard"><text:s text:c="16"/>cmp al,67h</text:p>
      <text:p text:style-name="Standard"><text:s text:c="16"/>jge err</text:p>
      <text:p text:style-name="Standard"><text:s text:c="16"/>cmp al,47h</text:p>
      <text:p text:style-name="Standard"><text:s text:c="16"/>jge checkfurther</text:p>
      <text:p text:style-name="Standard"><text:s text:c="16"/>jmp operations</text:p>
      <text:p text:style-name="Standard"><text:s text:c="16"/>checkfurther:</text:p>
      <text:p text:style-name="Standard"><text:s text:c="20"/>cmp al,60h</text:p>
      <text:p text:style-name="Standard"><text:s text:c="20"/>jbe err</text:p>
      <text:p text:style-name="Standard"><text:s text:c="16"/>operations:</text:p>
      <text:p text:style-name="Standard"><text:s text:c="20"/>cmp al,39h</text:p>
      <text:p text:style-name="Standard"><text:s text:c="20"/>jbe sub30h</text:p>
      <text:p text:style-name="Standard"><text:s text:c="20"/>cmp al,46h</text:p>
      <text:p text:style-name="Standard"><text:soft-page-break/><text:s text:c="20"/>jbe sub7h</text:p>
      <text:p text:style-name="Standard"><text:s text:c="20"/>sub al,20h</text:p>
      <text:p text:style-name="Standard"><text:s text:c="20"/>sub7h:</text:p>
      <text:p text:style-name="Standard"><text:s text:c="24"/>sub al,7h</text:p>
      <text:p text:style-name="Standard"/>
      <text:p text:style-name="Standard"><text:s text:c="20"/>sub30h:</text:p>
      <text:p text:style-name="Standard"><text:s text:c="24"/>sub al,30h</text:p>
      <text:p text:style-name="Standard"><text:s text:c="20"/>jmp skip</text:p>
      <text:p text:style-name="Standard"/>
      <text:p text:style-name="Standard"><text:s text:c="20"/>err:</text:p>
      <text:p text:style-name="Standard"><text:s text:c="24"/>io 1,1,errMsg,errLen</text:p>
      <text:p text:style-name="Standard"><text:s text:c="24"/>io 1,1,newline,1</text:p>
      <text:p text:style-name="Standard"><text:s text:c="24"/>exit</text:p>
      <text:p text:style-name="Standard"><text:s text:c="20"/>skip:</text:p>
      <text:p text:style-name="Standard"><text:s text:c="24"/>add bl,al</text:p>
      <text:p text:style-name="Standard"><text:s text:c="24"/>inc rsi</text:p>
      <text:p text:style-name="Standard"><text:s text:c="24"/>loop next3</text:p>
      <text:p text:style-name="Standard"><text:s text:c="12"/>ret</text:p>
      <text:p text:style-name="Standard"><text:s text:c="8"/>hex_ascii64:</text:p>
      <text:p text:style-name="Standard"><text:s text:c="12"/>mov rsi,asciinum</text:p>
      <text:p text:style-name="Standard"><text:s text:c="12"/>mov rcx,16</text:p>
      <text:p text:style-name="Standard"><text:s text:c="12"/>next4:</text:p>
      <text:p text:style-name="Standard"><text:s text:c="16"/>rol rbx,4</text:p>
      <text:p text:style-name="Standard"><text:s text:c="16"/>mov al,bl</text:p>
      <text:p text:style-name="Standard"><text:s text:c="16"/>and al,0fh</text:p>
      <text:p text:style-name="Standard"><text:s text:c="16"/>cmp al,9</text:p>
      <text:p text:style-name="Standard"><text:s text:c="16"/>jbe add30h</text:p>
      <text:p text:style-name="Standard"><text:s text:c="16"/>add al,7h</text:p>
      <text:p text:style-name="Standard"><text:s text:c="16"/>add30h:</text:p>
      <text:p text:style-name="Standard"><text:s text:c="20"/>add al,30h</text:p>
      <text:p text:style-name="Standard"><text:s text:c="20"/>mov [rsi],al</text:p>
      <text:p text:style-name="Standard"><text:s text:c="20"/>inc rsi</text:p>
      <text:p text:style-name="Standard"><text:s text:c="20"/>loop next4</text:p>
      <text:p text:style-name="Standard"><text:s text:c="12"/></text:p>
      <text:p text:style-name="Standard"><text:s text:c="12"/>io 1,1,asciinum,16</text:p>
      <text:p text:style-name="Standard"><text:s text:c="12"/>io 1,1,newline,1</text:p>
      <text:p text:style-name="Standard"><text:s text:c="12"/>ret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7T12:41:09.551369131</meta:creation-date>
    <dc:date>2025-03-17T12:43:33.445876979</dc:date>
    <meta:editing-duration>PT2M28S</meta:editing-duration>
    <meta:editing-cycles>1</meta:editing-cycles>
    <meta:document-statistic meta:table-count="0" meta:image-count="0" meta:object-count="0" meta:page-count="6" meta:paragraph-count="260" meta:word-count="596" meta:character-count="6503" meta:non-whitespace-character-count="3099"/>
    <meta:generator>LibreOffice/6.0.7.3$Linux_X86_64 LibreOffice_project/00m0$Build-3</meta:generator>
  </office:meta>
</office:document-meta>
</file>